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2.5409in"/>
    </style:style>
    <style:style style:name="co3" style:family="table-column">
      <style:table-column-properties fo:break-before="auto" style:column-width="1.8756in"/>
    </style:style>
    <style:style style:name="co4" style:family="table-column">
      <style:table-column-properties fo:break-before="auto" style:column-width="2.7547in"/>
    </style:style>
    <style:style style:name="co5" style:family="table-column">
      <style:table-column-properties fo:break-before="auto" style:column-width="7.6547in"/>
    </style:style>
    <style:style style:name="co6" style:family="table-column">
      <style:table-column-properties fo:break-before="auto" style:column-width="1.9508in"/>
    </style:style>
    <style:style style:name="co7"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row table:style-name="ro1">
          <table:table-cell office:value-type="string">
            <text:p>originator</text:p>
          </table:table-cell>
          <table:table-cell office:value-type="string">
            <text:p>dataset</text:p>
          </table:table-cell>
          <table:table-cell office:value-type="string">
            <text:p>deriver</text:p>
          </table:table-cell>
          <table:table-cell office:value-type="string">
            <text:p>dataset</text:p>
          </table:table-cell>
          <table:table-cell office:value-type="string">
            <text:p>description</text:p>
          </table:table-cell>
          <table:table-cell office:value-type="string">
            <text:p>notes</text:p>
          </table:table-cell>
        </table:table-row>
        <table:table-row table:style-name="ro1">
          <table:table-cell office:value-type="string">
            <text:p>vision-mas-ecp-fr</text:p>
          </table:table-cell>
          <table:table-cell office:value-type="string">
            <text:p>facades-benchmark-2011</text:p>
          </table:table-cell>
          <table:table-cell office:value-type="string">
            <text:p>esat-kuleuven-be</text:p>
          </table:table-cell>
          <table:table-cell office:value-type="string">
            <text:p>three-layered-facade</text:p>
          </table:table-cell>
          <table:table-cell office:value-type="string">
            <text:p>annotations are imprecise, new annotations</text:p>
          </table:table-cell>
          <table:table-cell/>
        </table:table-row>
        <table:table-row table:style-name="ro2">
          <table:table-cell office:value-type="string">
            <text:p>eecs-berkeley-edu</text:p>
          </table:table-cell>
          <table:table-cell office:value-type="string">
            <text:p>bsds300-images</text:p>
          </table:table-cell>
          <table:table-cell office:value-type="string">
            <text:p>eecs-berkeley-edu</text:p>
          </table:table-cell>
          <table:table-cell office:value-type="string">
            <text:p>bsds500</text:p>
          </table:table-cell>
          <table:table-cell office:value-type="string">
            <text:p>This new dataset is an extension of the BSDS300, where the original 300 images are used for training / validation and 200 fresh images, together with human annotations, are added for testing. Each image was segmented by five different subjects on average. Performance is evaluated by measuring Precision / Recall on detected boundaries and three additional region-based metrics. <text:s/>NOTE: <text:s/>I did not know how to capture the bsds300-human-segmentations part of the dataset.</text:p>
          </table:table-cell>
          <table:table-cell/>
        </table:table-row>
        <table:table-row table:style-name="ro3">
          <table:table-cell office:value-type="string">
            <text:p>eecs-berkeley-edu</text:p>
          </table:table-cell>
          <table:table-cell office:value-type="string">
            <text:p>bsds300-images</text:p>
          </table:table-cell>
          <table:table-cell office:value-type="string">
            <text:p>centrale-ponts-fr</text:p>
          </table:table-cell>
          <table:table-cell office:value-type="string">
            <text:p>symmax300</text:p>
          </table:table-cell>
          <table:table-cell table:style-name="ce2" office:value-type="string">
            <text:p>Our ground-truth is constructed on top of the Berkeley Segmentation Dataset (BSDS300) using skeletons of selected image segments. In this package we provide code for parsing the BSDS300 segmentations, feature extraction, training and benchmarking (including an implementation of Lindeberg's ridge detector for comparison). The symmetry ground-truth used in our experiments as well as a more recent set of manual annotations are also included. </text:p>
          </table:table-cell>
          <table:table-cell/>
        </table:table-row>
        <table:table-row table:style-name="ro4">
          <table:table-cell office:value-type="string">
            <text:p>eecs-berkeley-edu</text:p>
          </table:table-cell>
          <table:table-cell office:value-type="string">
            <text:p>bsds500</text:p>
          </table:table-cell>
          <table:table-cell office:value-type="string">
            <text:p>imatge-upc-edu</text:p>
          </table:table-cell>
          <table:table-cell office:value-type="string">
            <text:p>seism</text:p>
          </table:table-cell>
          <table:table-cell table:style-name="ce2" office:value-type="string">
            <text:p>The dataset contains the following pre-computed partitions on the full <text:a xlink:href="http://www.eecs.berkeley.edu/Research/Projects/CS/vision/grouping/resources.html" xlink:type="simple">BSDS500</text:a> segmentation database for six algorithms. <text:s/>See website. <text:s/>This is almost a results dataset in the sense that it provides partitions given different algorithms</text:p>
          </table:table-cell>
          <table:table-cell/>
        </table:table-row>
        <table:table-row table:style-name="ro4">
          <table:table-cell office:value-type="string">
            <text:p>eecs-berkeley-edu</text:p>
          </table:table-cell>
          <table:table-cell office:value-type="string">
            <text:p>bsds500</text:p>
          </table:table-cell>
          <table:table-cell office:value-type="string">
            <text:p>cs-washington-edu</text:p>
          </table:table-cell>
          <table:table-cell office:value-type="string">
            <text:p>Sparse-code-gradients-contour-detection</text:p>
          </table:table-cell>
          <table:table-cell office:value-type="string">
            <text:p>Contains code and subset of bsds500. <text:s/>Included are the sparse code gradients for a subset of the images. <text:s/>Example of using images to generate new form of data.</text:p>
          </table:table-cell>
          <table:table-cell/>
        </table:table-row>
        <table:table-row table:style-name="ro5">
          <table:table-cell office:value-type="string">
            <text:p>eecs-berkeley-edu</text:p>
          </table:table-cell>
          <table:table-cell office:value-type="string">
            <text:p>bsds300-images</text:p>
          </table:table-cell>
          <table:table-cell office:value-type="string">
            <text:p>Ia-cs-colorado-edu</text:p>
          </table:table-cell>
          <table:table-cell office:value-type="string">
            <text:p>color-correction</text:p>
          </table:table-cell>
          <table:table-cell office:value-type="string">
            <text:p>The synthetic test image set includes 40 source/target</text:p>
            <text:p>image pairs. Each image pair is created in three steps: First,</text:p>
            <text:p>we selected images of poor exposure-levels from the Berke-</text:p>
            <text:p>ley BSDS300 image segmentation dataset [20]. Then, for</text:p>
            <text:p>each of these selected images/frames an image processing</text:p>
            <text:p>tool [26] was used to auto adjust its color. This produces a</text:p>
            <text:p>new image of the same scene but differing in color proper-</text:p>
            <text:p>ties (see Fig. 2 (c)-(d)). Finally, we visually compared the</text:p>
            <text:p>quality of the original image and the new image, and desig-</text:p>
            <text:p>nated a clip from the image with better quality as the source</text:p>
            <text:p>image and another clip from the other image as the target</text:p>
            <text:p>image (If the two images are of similar quality then the as-</text:p>
            <text:p>signment is random). When a color correction algorithm</text:p>
            <text:p>is executed with these synthetic image pairs, its ability to</text:p>
            <text:p>increase the quality of an image by altering its color distri-</text:p>
            <text:p>bution is thus tested. <text:s/></text:p>
            <text:p/>
          </table:table-cell>
          <table:table-cell office:value-type="string">
            <text:p>Page link broken. <text:s/>Don't know if they have dataset but description in paper provides nice order of operations.</text:p>
          </table:table-cell>
        </table:table-row>
        <table:table-row table:style-name="ro6" table:number-rows-repeated="1048568">
          <table:table-cell table:number-columns-repeated="6"/>
        </table:table-row>
        <table:table-row table:style-name="ro6">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Berger</meta:initial-creator>
    <meta:creation-date>2014-02-06T11:15:46</meta:creation-date>
    <dc:date>2014-02-10T22:26:38</dc:date>
    <dc:creator>LMS </dc:creator>
    <meta:editing-duration>PT1H33M52S</meta:editing-duration>
    <meta:editing-cycles>6</meta:editing-cycles>
    <meta:generator>LibreOffice/3.5$Linux_X86_64 LibreOffice_project/350m1$Build-2</meta:generator>
    <meta:document-statistic meta:table-count="1" meta:cell-count="37" meta:object-count="0"/>
  </office:meta>
</office:document-meta>
</file>